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B3000001236FBCFE7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92cm" table:align="margins"/>
    </style:style>
    <style:style style:name="Tabela2.A" style:family="table-column">
      <style:table-column-properties style:column-width="16.992cm" style:rel-column-width="65535*"/>
    </style:style>
    <style:style style:name="Tabela2.A1" style:family="table-cell">
      <style:table-cell-properties fo:background-color="transparent" style:border-line-width-left="0.053cm 0.053cm 0.053cm" style:border-line-width-right="0.053cm 0.053cm 0.053cm" style:border-line-width-top="0.053cm 0.053cm 0.053cm" fo:padding="0.097cm" fo:border-left="1.5pt double #000000" fo:border-right="1.5pt double #000000" fo:border-top="1.5pt double #000000" fo:border-bottom="none">
        <style:background-image/>
      </style:table-cell-properties>
    </style:style>
    <style:style style:name="Tabela2.A2" style:family="table-cell">
      <style:table-cell-properties fo:background-color="transparent" style:border-line-width-left="0.053cm 0.053cm 0.053cm" style:border-line-width-right="0.053cm 0.053cm 0.053cm" fo:padding="0.097cm" fo:border-left="1.5pt double #000000" fo:border-right="1.5pt double #000000" fo:border-top="none" fo:border-bottom="none">
        <style:background-image/>
      </style:table-cell-properties>
    </style:style>
    <style:style style:name="Tabela2.A3" style:family="table-cell">
      <style:table-cell-properties fo:background-color="transparent" style:border-line-width-left="0.053cm 0.053cm 0.053cm" style:border-line-width-right="0.053cm 0.053cm 0.053cm" style:border-line-width-bottom="0.053cm 0.053cm 0.053cm" fo:padding="0.097cm" fo:border-left="1.5pt double #000000" fo:border-right="1.5pt double #000000" fo:border-top="none" fo:border-bottom="1.5pt double #000000">
        <style:background-image/>
      </style:table-cell-properties>
    </style:style>
    <style:style style:name="Tabela1" style:family="table">
      <style:table-properties style:width="3.919cm" fo:margin-left="14.58cm" table:align="left"/>
    </style:style>
    <style:style style:name="Tabela1.A" style:family="table-column">
      <style:table-column-properties style:column-width="2.528cm"/>
    </style:style>
    <style:style style:name="Tabela1.B" style:family="table-column">
      <style:table-column-properties style:column-width="1.392cm"/>
    </style:style>
    <style:style style:name="Tabela1.A1" style:family="table-cell">
      <style:table-cell-properties fo:background-color="transparent" fo:padding="0.097cm" fo:border-left="2.05pt solid #ffff00" fo:border-right="none" fo:border-top="none" fo:border-bottom="2.05pt solid #2300dc">
        <style:background-image/>
      </style:table-cell-properties>
    </style:style>
    <style:style style:name="DadosDoContrato" style:family="table">
      <style:table-properties style:width="19.188cm" fo:margin-left="-0.66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DoContrato.A" style:family="table-column">
      <style:table-column-properties style:column-width="1.469cm"/>
    </style:style>
    <style:style style:name="DadosDoContrato.B" style:family="table-column">
      <style:table-column-properties style:column-width="0.079cm"/>
    </style:style>
    <style:style style:name="DadosDoContrato.C" style:family="table-column">
      <style:table-column-properties style:column-width="1.021cm"/>
    </style:style>
    <style:style style:name="DadosDoContrato.D" style:family="table-column">
      <style:table-column-properties style:column-width="0.169cm"/>
    </style:style>
    <style:style style:name="DadosDoContrato.E" style:family="table-column">
      <style:table-column-properties style:column-width="0.926cm"/>
    </style:style>
    <style:style style:name="DadosDoContrato.F" style:family="table-column">
      <style:table-column-properties style:column-width="0.333cm"/>
    </style:style>
    <style:style style:name="DadosDoContrato.G" style:family="table-column">
      <style:table-column-properties style:column-width="0.84cm"/>
    </style:style>
    <style:style style:name="DadosDoContrato.H" style:family="table-column">
      <style:table-column-properties style:column-width="0.64cm"/>
    </style:style>
    <style:style style:name="DadosDoContrato.I" style:family="table-column">
      <style:table-column-properties style:column-width="0.637cm"/>
    </style:style>
    <style:style style:name="DadosDoContrato.J" style:family="table-column">
      <style:table-column-properties style:column-width="0.563cm"/>
    </style:style>
    <style:style style:name="DadosDoContrato.K" style:family="table-column">
      <style:table-column-properties style:column-width="0.22cm"/>
    </style:style>
    <style:style style:name="DadosDoContrato.M" style:family="table-column">
      <style:table-column-properties style:column-width="1.24cm"/>
    </style:style>
    <style:style style:name="DadosDoContrato.N" style:family="table-column">
      <style:table-column-properties style:column-width="0.325cm"/>
    </style:style>
    <style:style style:name="DadosDoContrato.O" style:family="table-column">
      <style:table-column-properties style:column-width="1.531cm"/>
    </style:style>
    <style:style style:name="DadosDoContrato.P" style:family="table-column">
      <style:table-column-properties style:column-width="0.295cm"/>
    </style:style>
    <style:style style:name="DadosDoContrato.Q" style:family="table-column">
      <style:table-column-properties style:column-width="0.589cm"/>
    </style:style>
    <style:style style:name="DadosDoContrato.R" style:family="table-column">
      <style:table-column-properties style:column-width="0.155cm"/>
    </style:style>
    <style:style style:name="DadosDoContrato.S" style:family="table-column">
      <style:table-column-properties style:column-width="1.034cm"/>
    </style:style>
    <style:style style:name="DadosDoContrato.T" style:family="table-column">
      <style:table-column-properties style:column-width="0.887cm"/>
    </style:style>
    <style:style style:name="DadosDoContrato.U" style:family="table-column">
      <style:table-column-properties style:column-width="0.663cm"/>
    </style:style>
    <style:style style:name="DadosDoContrato.V" style:family="table-column">
      <style:table-column-properties style:column-width="0.101cm"/>
    </style:style>
    <style:style style:name="DadosDoContrato.W" style:family="table-column">
      <style:table-column-properties style:column-width="0.542cm"/>
    </style:style>
    <style:style style:name="DadosDoContrato.X" style:family="table-column">
      <style:table-column-properties style:column-width="0.517cm"/>
    </style:style>
    <style:style style:name="DadosDoContrato.Y" style:family="table-column">
      <style:table-column-properties style:column-width="1.529cm"/>
    </style:style>
    <style:style style:name="DadosDoContrato.Z" style:family="table-column">
      <style:table-column-properties style:column-width="0.051cm"/>
    </style:style>
    <style:style style:name="DadosDoContrato.a" style:family="table-column">
      <style:table-column-properties style:column-width="0.296cm"/>
    </style:style>
    <style:style style:name="DadosDoContrato.b" style:family="table-column">
      <style:table-column-properties style:column-width="2.455cm"/>
    </style:style>
    <style:style style:name="DadosDoContrato.1" style:family="table-row">
      <style:table-row-properties fo:background-color="transparent" fo:keep-together="auto">
        <style:background-image/>
      </style:table-row-properties>
    </style:style>
    <style:style style:name="DadosDoContrato.A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" style:family="table">
      <style:table-properties style:width="19.168cm" fo:margin-left="-0.6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Variação.A" style:family="table-column">
      <style:table-column-properties style:column-width="1.88cm"/>
    </style:style>
    <style:style style:name="DadosVariação.B" style:family="table-column">
      <style:table-column-properties style:column-width="0.515cm"/>
    </style:style>
    <style:style style:name="DadosVariação.C" style:family="table-column">
      <style:table-column-properties style:column-width="0.526cm"/>
    </style:style>
    <style:style style:name="DadosVariação.D" style:family="table-column">
      <style:table-column-properties style:column-width="0.155cm"/>
    </style:style>
    <style:style style:name="DadosVariação.E" style:family="table-column">
      <style:table-column-properties style:column-width="0.684cm"/>
    </style:style>
    <style:style style:name="DadosVariação.F" style:family="table-column">
      <style:table-column-properties style:column-width="0.944cm"/>
    </style:style>
    <style:style style:name="DadosVariação.G" style:family="table-column">
      <style:table-column-properties style:column-width="0.587cm"/>
    </style:style>
    <style:style style:name="DadosVariação.H" style:family="table-column">
      <style:table-column-properties style:column-width="1.097cm"/>
    </style:style>
    <style:style style:name="DadosVariação.I" style:family="table-column">
      <style:table-column-properties style:column-width="0.215cm"/>
    </style:style>
    <style:style style:name="DadosVariação.J" style:family="table-column">
      <style:table-column-properties style:column-width="0.176cm"/>
    </style:style>
    <style:style style:name="DadosVariação.K" style:family="table-column">
      <style:table-column-properties style:column-width="0.406cm"/>
    </style:style>
    <style:style style:name="DadosVariação.L" style:family="table-column">
      <style:table-column-properties style:column-width="1.771cm"/>
    </style:style>
    <style:style style:name="DadosVariação.M" style:family="table-column">
      <style:table-column-properties style:column-width="0.635cm"/>
    </style:style>
    <style:style style:name="DadosVariação.N" style:family="table-column">
      <style:table-column-properties style:column-width="0.697cm"/>
    </style:style>
    <style:style style:name="DadosVariação.O" style:family="table-column">
      <style:table-column-properties style:column-width="1.688cm"/>
    </style:style>
    <style:style style:name="DadosVariação.Q" style:family="table-column">
      <style:table-column-properties style:column-width="0.116cm"/>
    </style:style>
    <style:style style:name="DadosVariação.R" style:family="table-column">
      <style:table-column-properties style:column-width="0.882cm"/>
    </style:style>
    <style:style style:name="DadosVariação.S" style:family="table-column">
      <style:table-column-properties style:column-width="0.333cm"/>
    </style:style>
    <style:style style:name="DadosVariação.T" style:family="table-column">
      <style:table-column-properties style:column-width="0.379cm"/>
    </style:style>
    <style:style style:name="DadosVariação.U" style:family="table-column">
      <style:table-column-properties style:column-width="1.483cm"/>
    </style:style>
    <style:style style:name="DadosVariação.V" style:family="table-column">
      <style:table-column-properties style:column-width="0.912cm"/>
    </style:style>
    <style:style style:name="DadosVariação.W" style:family="table-column">
      <style:table-column-properties style:column-width="0.949cm"/>
    </style:style>
    <style:style style:name="DadosVariação.X" style:family="table-column">
      <style:table-column-properties style:column-width="1.452cm"/>
    </style:style>
    <style:style style:name="DadosVariação.1" style:family="table-row">
      <style:table-row-properties fo:background-color="transparent" fo:keep-together="auto">
        <style:background-image/>
      </style:table-row-properties>
    </style:style>
    <style:style style:name="DadosVariação.A1" style:family="table-cell">
      <style:table-cell-properties style:vertical-align="" fo:background-color="#ffff00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D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2" style:family="table-row">
      <style:table-row-properties style:min-row-height="0.453cm" fo:background-color="transparent" fo:keep-together="auto">
        <style:background-image/>
      </style:table-row-properties>
    </style:style>
    <style:style style:name="DadosVariação.Q2" style:family="table-cell">
      <style:table-cell-properties style:vertical-align="" fo:background-color="transparent" fo:padding="0.097cm" fo:border-left="2.05pt solid #ffff00" fo:border-right="none" fo:border-top="none" fo:border-bottom="none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Arial"/>
    </style:style>
    <style:style style:name="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Standard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Arial" fo:font-size="6pt" style:font-size-asian="6pt" style:font-size-complex="6pt"/>
    </style:style>
    <style:style style:name="P10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transparent">
        <style:background-image/>
      </style:paragraph-properties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background-color="#ffff00">
        <style:background-image/>
      </style:paragraph-properties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left="-0.647cm" fo:margin-right="0cm" fo:text-align="start" style:justify-single-word="false" fo:text-indent="-0.019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-0.64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cm" fo:margin-bottom="0cm"/>
      <style:text-properties style:font-name="Arial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font-weight="bold" style:font-size-asian="7pt" style:font-weight-asian="bold" style:font-size-complex="8pt" style:font-weight-complex="bold"/>
    </style:style>
    <style:style style:name="P28" style:family="paragraph" style:parent-style-name="Standard">
      <style:paragraph-properties fo:margin-left="-0.64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5"/>
            <text:p text:style-name="P15"/>
            <text:p text:style-name="P17">SISTEMA XER</text:p>
            <text:p text:style-name="P17">SLIP / XER712</text:p>
            <text:p text:style-name="P17"/>
            <text:p text:style-name="P15"/>
          </table:table-cell>
        </table:table-row>
        <table:table-row>
          <table:table-cell table:style-name="Tabela2.A2" office:value-type="string">
            <text:p text:style-name="P15"/>
            <text:p text:style-name="P18">Agência </text:p>
            <text:p text:style-name="P19">1915-1 – CENOP SERV CURITIBA PR</text:p>
            <text:p text:style-name="P15"/>
          </table:table-cell>
        </table:table-row>
        <table:table-row>
          <table:table-cell table:style-name="Tabela2.A3" office:value-type="string">
            <text:p text:style-name="P18">Emitido em :</text:p>
            <text:p text:style-name="P20"><text:date style:data-style-name="N36" text:date-value="2017-12-18T16:41:09.30">18/12/2017</text:date></text:p>
            <text:p text:style-name="P1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ARQUIVAR O SLIP NO DOSSIÊ DA OPERAÇÃO</text:p>
      <text:p text:style-name="Standard"/>
      <text:p text:style-name="Standard"/>
      <text:p text:style-name="Standard"/>
      <text:p text:style-name="Standard"/>
      <text:p text:style-name="Standard"/>
      <text:p text:style-name="P23"><text:tab/><text:tab/><text:span text:style-name="T1"><text:tab/><text:tab/><text:tab/><text:tab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Data de Emissão</text:p>
            <text:p text:style-name="P5"><text:date style:data-style-name="N36" text:date-value="2017-12-18T16:41:09.30">18/12/2017</text:date></text:p>
          </table:table-cell>
          <table:table-cell table:style-name="Tabela1.A1" office:value-type="string">
            <text:p text:style-name="P5">Página</text:p>
            <text:p text:style-name="P7"><text:page-number text:select-page="current" text:page-adjust="-1">1</text:page-number></text:p>
          </table:table-cell>
        </table:table-row>
      </table:table>
      <text:p text:style-name="P3">Dados do Contrato.</text:p>
      <table:table table:name="DadosDoContrato" table:style-name="DadosDoContrato">
        <table:table-column table:style-name="DadosDoContrato.A"/>
        <table:table-column table:style-name="DadosDoContrato.B"/>
        <table:table-column table:style-name="DadosDoContrato.C"/>
        <table:table-column table:style-name="DadosDoContrato.D"/>
        <table:table-column table:style-name="DadosDoContrato.E"/>
        <table:table-column table:style-name="DadosDoContrato.F"/>
        <table:table-column table:style-name="DadosDoContrato.G"/>
        <table:table-column table:style-name="DadosDoContrato.H"/>
        <table:table-column table:style-name="DadosDoContrato.I"/>
        <table:table-column table:style-name="DadosDoContrato.J"/>
        <table:table-column table:style-name="DadosDoContrato.K"/>
        <table:table-column table:style-name="DadosDoContrato.B"/>
        <table:table-column table:style-name="DadosDoContrato.M"/>
        <table:table-column table:style-name="DadosDoContrato.N"/>
        <table:table-column table:style-name="DadosDoContrato.O"/>
        <table:table-column table:style-name="DadosDoContrato.P"/>
        <table:table-column table:style-name="DadosDoContrato.Q"/>
        <table:table-column table:style-name="DadosDoContrato.R"/>
        <table:table-column table:style-name="DadosDoContrato.S"/>
        <table:table-column table:style-name="DadosDoContrato.T"/>
        <table:table-column table:style-name="DadosDoContrato.U"/>
        <table:table-column table:style-name="DadosDoContrato.V"/>
        <table:table-column table:style-name="DadosDoContrato.W"/>
        <table:table-column table:style-name="DadosDoContrato.X"/>
        <table:table-column table:style-name="DadosDoContrato.Y"/>
        <table:table-column table:style-name="DadosDoContrato.Z"/>
        <table:table-column table:style-name="DadosDoContrato.a"/>
        <table:table-column table:style-name="DadosDoContrato.b"/>
        <table:table-row table:style-name="DadosDoContrato.1">
          <table:table-cell table:style-name="DadosDoContrato.A1" office:value-type="string">
            <text:p text:style-name="P12">Agência </text:p>
            <text:p text:style-name="P13">${campo1}</text:p>
            <text:p text:style-name="P12"/>
          </table:table-cell>
          <table:table-cell table:style-name="DadosDoContrato.A1" table:number-columns-spanned="6" office:value-type="string">
            <text:p text:style-name="P5">Nome Agência</text:p>
            <text:p text:style-name="P8">${campo2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21">Nº do contrato</text:p>
            <text:p text:style-name="P22">${campo3}</text:p>
            <text:p text:style-name="P21"/>
          </table:table-cell>
          <table:covered-table-cell/>
          <table:covered-table-cell/>
          <table:table-cell table:style-name="DadosDoContrato.A1" table:number-columns-spanned="4" office:value-type="string">
            <text:p text:style-name="P5">Pavan GS</text:p>
            <text:p text:style-name="P5">${campo4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8">Dados da Origem</text:p>
            <text:p text:style-name="P5">Agência / dv</text:p>
            <text:p text:style-name="P5">${campo5}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Tipo</text:p>
            <text:p text:style-name="P6">${c6}</text:p>
          </table:table-cell>
          <table:table-cell table:style-name="DadosDoContrato.A1" table:number-columns-spanned="4" office:value-type="string">
            <text:p text:style-name="P5">Contrato</text:p>
            <text:p text:style-name="P5">${campo7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5">Data Contratação</text:p>
            <text:p text:style-name="P6">${campo8}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Data vencimento</text:p>
            <text:p text:style-name="P6">${campo9}</text:p>
          </table:table-cell>
        </table:table-row>
        <table:table-row table:style-name="DadosDoContrato.1">
          <table:table-cell table:style-name="DadosDoContrato.A1" table:number-columns-spanned="3" office:value-type="string">
            <text:p text:style-name="P5">Referência BACEN</text:p>
            <text:p text:style-name="P5">${campo10}</text:p>
          </table:table-cell>
          <table:covered-table-cell/>
          <table:covered-table-cell/>
          <table:table-cell table:style-name="DadosDoContrato.A1" table:number-columns-spanned="8" office:value-type="string">
            <text:p text:style-name="P5">Valor Operação</text:p>
            <text:p text:style-name="P7">${campo1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16" office:value-type="string">
            <text:p text:style-name="P5">Nome Mutuário</text:p>
            <text:p text:style-name="P5">${campo1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office:value-type="string">
            <text:p text:style-name="P5">Tipo de Mutuário</text:p>
            <text:p text:style-name="P7">${campo13}</text:p>
          </table:table-cell>
        </table:table-row>
        <table:table-row table:style-name="DadosDoContrato.1">
          <table:table-cell table:style-name="DadosDoContrato.A1" table:number-columns-spanned="5" office:value-type="string">
            <text:p text:style-name="P5">CPF/CGC do mutuário</text:p>
            <text:p text:style-name="P5">${campo14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7" office:value-type="string">
            <text:p text:style-name="P5">Agência / dv da conta</text:p>
            <text:p text:style-name="P5">${campo1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5">Conta cadastrada</text:p>
            <text:p text:style-name="P5">${campo16}</text:p>
          </table:table-cell>
          <table:covered-table-cell/>
          <table:covered-table-cell/>
          <table:table-cell table:style-name="DadosDoContrato.A1" table:number-columns-spanned="13" office:value-type="string">
            <text:p text:style-name="P5">Endereço do mutuário</text:p>
            <text:p text:style-name="P5">${campo1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DoContrato.1">
          <table:table-cell table:style-name="DadosDoContrato.A1" table:number-columns-spanned="2" office:value-type="string">
            <text:p text:style-name="P5">CEP</text:p>
            <text:p text:style-name="P5">${campo18}</text:p>
          </table:table-cell>
          <table:covered-table-cell/>
          <table:table-cell table:style-name="DadosDoContrato.A1" table:number-columns-spanned="4" office:value-type="string">
            <text:p text:style-name="P5">Condição de seguro</text:p>
            <text:p text:style-name="P5">${campo19}</text:p>
          </table:table-cell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5">Condição de IOF</text:p>
            <text:p text:style-name="P5">${campo20}</text:p>
          </table:table-cell>
          <table:covered-table-cell/>
          <table:covered-table-cell/>
          <table:table-cell table:style-name="DadosDoContrato.A1" table:number-columns-spanned="6" office:value-type="string">
            <text:p text:style-name="P5">Condição de assistência técnica</text:p>
            <text:p text:style-name="P6">${campo21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5">Natureza da operação</text:p>
            <text:p text:style-name="P6">${campo22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5">Finalidade</text:p>
            <text:p text:style-name="P5">${campo23}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Perpectiva</text:p>
            <text:p text:style-name="P5">$campo{24}</text:p>
          </table:table-cell>
          <table:table-cell table:style-name="DadosDoContrato.A1" table:number-columns-spanned="3" office:value-type="string">
            <text:p text:style-name="P5">Garantia</text:p>
            <text:p text:style-name="P5">${campo25}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3" office:value-type="string">
            <text:p text:style-name="P4">Ajuizamento</text:p>
            <text:p text:style-name="P4">${campo26}</text:p>
          </table:table-cell>
          <table:covered-table-cell/>
          <table:covered-table-cell/>
          <table:table-cell table:style-name="DadosDoContrato.A1" table:number-columns-spanned="3" office:value-type="string">
            <text:p text:style-name="P4">Solvência</text:p>
            <text:p text:style-name="P4">${c27}</text:p>
          </table:table-cell>
          <table:covered-table-cell/>
          <table:covered-table-cell/>
          <table:table-cell table:style-name="DadosDoContrato.A1" table:number-columns-spanned="8" office:value-type="string">
            <text:p text:style-name="P4">Situação da Operação </text:p>
            <text:p text:style-name="P4">${campo28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4">Matricula do Deferidor</text:p>
            <text:p text:style-name="P4">${campo29}</text:p>
          </table:table-cell>
          <table:covered-table-cell/>
          <table:table-cell table:style-name="DadosDoContrato.A1" table:number-columns-spanned="6" office:value-type="string">
            <text:p text:style-name="P4">Escalão do deferidor</text:p>
            <text:p text:style-name="P4">${campo30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4">Área própria</text:p>
            <text:p text:style-name="P4">${campo31}</text:p>
          </table:table-cell>
          <table:covered-table-cell/>
          <table:covered-table-cell/>
          <table:table-cell table:style-name="DadosDoContrato.A1" table:number-columns-spanned="3" office:value-type="string">
            <text:p text:style-name="P4">Área de Terceiros</text:p>
            <text:p text:style-name="P4">${campo32}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4" office:value-type="string">
            <text:p text:style-name="P4">Recursos próprios:</text:p>
            <text:p text:style-name="P4">${campo33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Porte do Mutuário</text:p>
            <text:p text:style-name="P4">${campo34}</text:p>
          </table:table-cell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4">Classe mutuário</text:p>
            <text:p text:style-name="P4">${campo35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Fampe (tipo)</text:p>
            <text:p text:style-name="P4">${campo36}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Fampe (valor)</text:p>
            <text:p text:style-name="P4">${campo37}</text:p>
          </table:table-cell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4">Fampe (data)</text:p>
            <text:p text:style-name="P4">${campo38}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4">Distrito</text:p>
            <text:p text:style-name="P4">${campo39}</text:p>
          </table:table-cell>
          <table:covered-table-cell/>
        </table:table-row>
      </table:table>
      <text:p text:style-name="P25"/>
      <text:p text:style-name="P24">Dados da variação</text:p>
      <table:table table:name="DadosVariação" table:style-name="DadosVariação">
        <table:table-column table:style-name="DadosVariação.A"/>
        <table:table-column table:style-name="DadosVariação.B"/>
        <table:table-column table:style-name="DadosVariação.C"/>
        <table:table-column table:style-name="DadosVariação.D"/>
        <table:table-column table:style-name="DadosVariação.E"/>
        <table:table-column table:style-name="DadosVariação.F"/>
        <table:table-column table:style-name="DadosVariação.G"/>
        <table:table-column table:style-name="DadosVariação.H"/>
        <table:table-column table:style-name="DadosVariação.I"/>
        <table:table-column table:style-name="DadosVariação.J"/>
        <table:table-column table:style-name="DadosVariação.K"/>
        <table:table-column table:style-name="DadosVariação.L"/>
        <table:table-column table:style-name="DadosVariação.M"/>
        <table:table-column table:style-name="DadosVariação.N"/>
        <table:table-column table:style-name="DadosVariação.O"/>
        <table:table-column table:style-name="DadosVariação.E"/>
        <table:table-column table:style-name="DadosVariação.Q"/>
        <table:table-column table:style-name="DadosVariação.R"/>
        <table:table-column table:style-name="DadosVariação.S"/>
        <table:table-column table:style-name="DadosVariação.T"/>
        <table:table-column table:style-name="DadosVariação.U"/>
        <table:table-column table:style-name="DadosVariação.V"/>
        <table:table-column table:style-name="DadosVariação.W"/>
        <table:table-column table:style-name="DadosVariação.X"/>
        <table:table-row table:style-name="DadosVariação.1">
          <table:table-cell table:style-name="DadosVariação.A1" table:number-columns-spanned="3" office:value-type="string">
            <text:p text:style-name="P9">Nº de Variação</text:p>
            <text:p text:style-name="P9">${campo40}</text:p>
          </table:table-cell>
          <table:covered-table-cell/>
          <table:covered-table-cell/>
          <table:table-cell table:style-name="DadosVariação.D1" table:number-columns-spanned="6" office:value-type="string">
            <text:p text:style-name="P9">Situação da Variação</text:p>
            <text:p text:style-name="P9">${campo41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5" office:value-type="string">
            <text:p text:style-name="P9">Enquadramento contábil</text:p>
            <text:p text:style-name="P9">${campo42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5" office:value-type="string">
            <text:p text:style-name="P9">Enquadramento contábil anterior</text:p>
            <text:p text:style-name="P9">${campo43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9">Data enquadr. Anterior</text:p>
            <text:p text:style-name="P9">${campo44}</text:p>
          </table:table-cell>
          <table:covered-table-cell/>
          <table:table-cell table:style-name="DadosVariação.D1" table:number-columns-spanned="3" office:value-type="string">
            <text:p text:style-name="P9">Enquadramento anterior à transf. CL</text:p>
            <text:p text:style-name="P9">${campo45}</text:p>
          </table:table-cell>
          <table:covered-table-cell/>
          <table:covered-table-cell/>
        </table:table-row>
        <table:table-row table:style-name="DadosVariação.2">
          <table:table-cell table:style-name="DadosVariação.D1" table:number-rows-spanned="2" table:number-columns-spanned="4" office:value-type="string">
            <text:p text:style-name="P9">Data transf.para CL</text:p>
            <text:p text:style-name="P9">${campo46}</text:p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9">PROAGRO</text:p>
            <text:p text:style-name="P9">${campo47}</text:p>
          </table:table-cell>
          <table:covered-table-cell/>
          <table:table-cell table:style-name="DadosVariação.D1" table:number-rows-spanned="2" table:number-columns-spanned="4" office:value-type="string">
            <text:p text:style-name="P9">Taxa PROAGRO</text:p>
            <text:p text:style-name="P9">${campo48}</text:p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9">Fase PROAGRO</text:p>
            <text:p text:style-name="P9">${campo49}</text:p>
          </table:table-cell>
          <table:covered-table-cell/>
          <table:table-cell table:style-name="DadosVariação.D1" table:number-rows-spanned="2" table:number-columns-spanned="4" office:value-type="string">
            <text:p text:style-name="P9">Recursos próprios amparadaos</text:p>
            <text:p text:style-name="P9">${campo50}</text:p>
          </table:table-cell>
          <table:covered-table-cell/>
          <table:covered-table-cell/>
          <table:covered-table-cell/>
          <table:table-cell table:style-name="DadosVariação.Q2" table:number-columns-spanned="7" office:value-type="string">
            <text:p text:style-name="P9">Periodicidade atu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office:value-type="string">
            <text:p text:style-name="P9">Dia base</text:p>
            <text:p text:style-name="P9">${campo54}</text:p>
          </table:table-cell>
        </table:table-row>
        <table:table-row table:style-name="DadosVariaçã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9">Código</text:p>
            <text:p text:style-name="P9">${c51}</text:p>
          </table:table-cell>
          <table:covered-table-cell/>
          <table:table-cell table:style-name="DadosVariação.D1" table:number-columns-spanned="3" office:value-type="string">
            <text:p text:style-name="P9">Taxa de Juros</text:p>
            <text:p text:style-name="P9">${campo52}</text:p>
          </table:table-cell>
          <table:covered-table-cell/>
          <table:covered-table-cell/>
          <table:table-cell table:style-name="DadosVariação.D1" table:number-columns-spanned="2" office:value-type="string">
            <text:p text:style-name="P9">Taxa de correção </text:p>
            <text:p text:style-name="P9">${campo53}</text:p>
          </table:table-cell>
          <table:covered-table-cell/>
          <table:covered-table-cell/>
        </table:table-row>
        <table:table-row table:style-name="DadosVariação.1">
          <table:table-cell table:style-name="DadosVariação.D1" table:number-columns-spanned="2" office:value-type="string">
            <text:p text:style-name="P5">Taxa juros anterior</text:p>
            <text:p text:style-name="P5">${campo55}</text:p>
          </table:table-cell>
          <table:covered-table-cell/>
          <table:table-cell table:style-name="DadosVariação.D1" table:number-columns-spanned="5" office:value-type="string">
            <text:p text:style-name="P5">Taxa correção anterior</text:p>
            <text:p text:style-name="P5">${campo56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4" office:value-type="string">
            <text:p text:style-name="P5">Periodicidade anterior</text:p>
            <text:p text:style-name="P5">${campo57}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Data Troca das taxas</text:p>
            <text:p text:style-name="P5">${campo58}</text:p>
          </table:table-cell>
          <table:covered-table-cell/>
          <table:table-cell table:style-name="DadosVariação.D1" table:number-columns-spanned="2" office:value-type="string">
            <text:p text:style-name="P5">Perc. Rebate juros</text:p>
            <text:p text:style-name="P5">${campo59}</text:p>
          </table:table-cell>
          <table:covered-table-cell/>
          <table:table-cell table:style-name="DadosVariação.D1" table:number-columns-spanned="5" office:value-type="string">
            <text:p text:style-name="P5">Perc. Rebate C.M.</text:p>
            <text:p text:style-name="P5">${campo60}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Data início carência</text:p>
            <text:p text:style-name="P5">${campo61}</text:p>
          </table:table-cell>
          <table:covered-table-cell/>
          <table:table-cell table:style-name="DadosVariação.D1" table:number-columns-spanned="2" office:value-type="string">
            <text:p text:style-name="P5">Data fim carência</text:p>
            <text:p text:style-name="P5">${campo62}</text:p>
          </table:table-cell>
          <table:covered-table-cell/>
        </table:table-row>
        <table:table-row table:style-name="DadosVariação.1">
          <table:table-cell table:style-name="DadosVariação.Q2" table:number-columns-spanned="7" office:value-type="string">
            <text:p text:style-name="P8">Periodicidade prevista para inadimple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6" office:value-type="string">
            <text:p text:style-name="P5">Ind. Deb. Automático</text:p>
            <text:p text:style-name="P6">${campo66}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7" office:value-type="string">
            <text:p text:style-name="P5">Mod. Pagamento</text:p>
            <text:p text:style-name="P6">${campo6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4" office:value-type="string">
            <text:p text:style-name="P5">Fundo programa</text:p>
            <text:p text:style-name="P6">${campo68}</text:p>
          </table:table-cell>
          <table:covered-table-cell/>
          <table:covered-table-cell/>
          <table:covered-table-cell/>
        </table:table-row>
        <table:table-row table:style-name="DadosVariação.1">
          <table:table-cell table:style-name="DadosVariação.D1" office:value-type="string">
            <text:p text:style-name="P5">Código</text:p>
            <text:p text:style-name="P5">${campo63}</text:p>
          </table:table-cell>
          <table:table-cell table:style-name="DadosVariação.D1" table:number-columns-spanned="4" office:value-type="string">
            <text:p text:style-name="P5">Taxa de juros</text:p>
            <text:p text:style-name="P5">${campo64}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Taxa de correção</text:p>
            <text:p text:style-name="P5">${campo6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Valor da variação</text:p>
            <text:p text:style-name="P6">${campo6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capital</text:p>
            <text:p text:style-name="P6">${campo70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a Variação</text:p>
            <text:p text:style-name="P6">${campo71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10">Acess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os acessórios efetivos</text:p>
            <text:p text:style-name="P6">${campo7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os acessórios a apropriar</text:p>
            <text:p text:style-name="P6">${campo7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acessórios </text:p>
            <text:p text:style-name="P6">${campo74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8">Correção monet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e correção monetária efetiva</text:p>
            <text:p text:style-name="P6">${campo7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correção monetária a apropriar</text:p>
            <text:p text:style-name="P6">${campo76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correção monetária</text:p>
            <text:p text:style-name="P6">${campo77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5">J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e juros efetivos</text:p>
            <text:p text:style-name="P5">${campo78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juros a apropriar</text:p>
            <text:p text:style-name="P6">${campo7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juros</text:p>
            <text:p text:style-name="P6">${campo80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24" office:value-type="string">
            <text:p text:style-name="P5">Proje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Projeções de acessórios</text:p>
            <text:p text:style-name="P6">${campo8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Projeção de juros</text:p>
            <text:p text:style-name="P6">${campo8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Projeção de correção</text:p>
            <text:p text:style-name="P6">${campo83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13" office:value-type="string">
            <text:p text:style-name="P5">${campo84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1" office:value-type="string">
            <text:p text:style-name="P5">${campo8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#ffff00" text:number-lines="false" text:line-number="0">
        <style:tab-stops/>
        <style:background-image/>
      </style:paragraph-properties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weight="bold" style:font-weight-asian="bold" style:font-weight-complex="bold"/>
    </style:style>
    <style:style style:name="MP2" style:family="paragraph" style:parent-style-name="Text_20_body">
      <style:paragraph-properties fo:margin-top="0cm" fo:margin-bottom="0cm"/>
      <style:text-properties style:font-name="Arial"/>
    </style:style>
    <style:style style:name="MP3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0.007cm" svg:y="-0.171cm" svg:width="5.173cm" svg:height="0.878cm" draw:z-index="1"><draw:image xlink:href="Pictures/10000000000006B3000001236FBCFE7A.jpg" xlink:type="simple" xlink:show="embed" xlink:actuate="onLoad"/></draw:frame> <text:s text:c="121"/>Sistema XER</text:p>
        <text:p text:style-name="MP2"><text:s text:c="122"/>Slip / XER712 <text:s/></text:p>
      </style:header>
      <style:footer>
        <text:p text:style-name="MP3"/>
      </style:footer>
    </style:master-page>
    <style:master-page style:name="HTML" style:page-layout-name="Mpm2">
      <style:footer>
        <text:p text:style-name="Footer"/>
      </style:footer>
    </style:master-page>
    <style:master-page style:name="Footnote" style:page-layout-name="Mpm3"/>
    <style:master-page style:name="Sem_20_título1" style:display-name="Sem título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7-12-18T16:41:09.08</dc:date>
    <meta:editing-duration>PT4H15M40S</meta:editing-duration>
    <meta:editing-cycles>79</meta:editing-cycles>
    <meta:generator>LibreOffice/3.5$Windows_x86 LibreOffice_project/7122e39-92ed229-498d286-15e43b4-d70da21</meta:generator>
    <meta:print-date>2017-11-09T17:26:24.86</meta:print-date>
    <meta:document-statistic meta:table-count="4" meta:image-count="1" meta:object-count="0" meta:page-count="2" meta:paragraph-count="191" meta:word-count="363" meta:character-count="2849" meta:non-whitespace-character-count="2419"/>
  </office:meta>
</office:document-meta>
</file>